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line draw:style-name="gr1" draw:layer="layout" svg:x1="0cm" svg:y1="0cm" svg:x2="2cm" svg:y2="2cm">
            <text:p/>
          </draw:line>
          <draw:line draw:style-name="gr2" draw:layer="layout" svg:x1="2cm" svg:y1="0.8cm" svg:x2="0.8cm" svg:y2="0.8cm">
            <text:p/>
          </draw:line>
          <draw:line draw:style-name="gr2" draw:layer="layout" svg:x1="2cm" svg:y1="1.2cm" svg:x2="0.8cm" svg:y2="1.2cm">
            <text:p/>
          </draw:line>
          <draw:path draw:style-name="gr2" draw:layer="layout" svg:width="0.225cm" svg:height="0.4cm" svg:x="0.5cm" svg:y="0.8cm" svg:viewBox="0 0 226 401" svg:d="m226 0c-301 0-301 401 0 4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push</dc:title>
    <meta:creation-date>2011-02-07T17:06:2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